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Bóg tak umiłował świat</text:span><text:span text:style-name="T1"><text:line-break/></text:span><text:span text:style-name="T2">ppp</text:span><text:span text:style-name="T1"><text:line-break/></text:span><text:span text:style-name="T1">Że syna swego</text:span><text:span text:style-name="T1"><text:line-break/></text:span><text:span text:style-name="T2">ppp</text:span><text:span text:style-name="T1"><text:line-break/></text:span><text:span text:style-name="T1">Jednorodzonego dał</text:span><text:span text:style-name="T1"><text:line-break/></text:span><text:span text:style-name="T2">ppp</text:span><text:span text:style-name="T1"><text:line-break/></text:span><text:span text:style-name="T3">Aby każdy kto w Niego wierzy</text:span><text:span text:style-name="T3"><text:line-break/></text:span><text:span text:style-name="T2">ppp</text:span><text:span text:style-name="T3"><text:line-break/></text:span><text:span text:style-name="T3">Nie zginął,</text:span><text:span text:style-name="T3"><text:line-break/></text:span><text:span text:style-name="T2">ppp</text:span><text:span text:style-name="T3"><text:line-break/></text:span><text:span text:style-name="T3">ale życie wieczne miał.</text:span><text:span text:style-name="T3"><text:line-break/></text:span><text:span text:style-name="T2">ppp</text:span><text:span text:style-name="T3"><text:line-break/></text:span><text:span text:style-name="T3">O Jezus, Jezus, Jez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03:21</meta:creation-date>
    <dc:creator>Rafał Talacha</dc:creator>
    <dc:date>2008-12-26T20:49:43</dc:date>
    <dc:language>pl-PL</dc:language>
    <meta:editing-cycles>7</meta:editing-cycles>
    <meta:editing-duration>PT3M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